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Courier 10 Pitch" fo:font-size="10pt" fo:language="en" fo:country="US" fo:font-weight="normal" style:font-name-asian="Courier 10 Pitch" style:font-size-asian="10pt" style:language-asian="en" style:country-asian="US" style:font-weight-asian="normal" style:font-name-complex="Courier 10 Pitch" style:font-size-complex="10pt" style:language-complex="en" style:country-complex="US" style:font-weight-complex="normal"/>
    </style:style>
    <style:style style:name="P3" style:family="paragraph" style:parent-style-name="Standard">
      <style:text-properties style:font-name="Courier 10 Pitch" fo:font-size="10pt" fo:language="en" fo:country="US" fo:font-weight="bold" style:font-name-asian="Courier 10 Pitch" style:font-size-asian="8.75pt" style:language-asian="en" style:country-asian="US" style:font-weight-asian="bold" style:font-name-complex="Courier 10 Pitch" style:font-size-complex="10pt" style:language-complex="en" style:country-complex="US" style:font-weight-complex="bold"/>
    </style:style>
    <style:style style:name="P4" style:family="paragraph" style:parent-style-name="Standard">
      <style:text-properties style:font-name="Liberation Serif" fo:font-size="12pt" fo:language="en" fo:country="US" fo:font-weight="bold" style:font-name-asian="Courier 10 Pitch" style:font-size-asian="10.5pt" style:language-asian="en" style:country-asian="US" style:font-weight-asian="bold" style:font-name-complex="Courier 10 Pitch" style:font-size-complex="12pt" style:language-complex="en" style:country-complex="US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style:style style:name="T4" style:family="text">
      <style:text-properties style:font-name="Liberation Serif" fo:font-size="12pt" style:font-size-asian="10.5pt" style:font-size-complex="12pt"/>
    </style:style>
    <style:style style:name="T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font-name="Liberation Serif" fo:font-size="10pt" fo:font-weight="normal" style:font-size-asian="8.75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wk Weisman</text:p>
      <text:p text:style-name="Standard">CS111: Intro to Computer Science I</text:p>
      <text:p text:style-name="Standard">Fall Semester 2012-2013</text:p>
      <text:p text:style-name="Standard">Laboratory #5</text:p>
      <text:p text:style-name="Standard"/>
      <text:p text:style-name="P1">Problem 1 Source Code (Student.java)</text:p>
      <text:p text:style-name="P1"/>
      <text:p text:style-name="P2">//**************************************************************</text:p>
      <text:p text:style-name="P2">// Student.java</text:p>
      <text:p text:style-name="P2">// Author: Hawk Weisman <text:s text:c="3"/>Based on: Student.java by Dr. Cupper</text:p>
      <text:p text:style-name="P2">// Course: CS111: Introduction to Computer Science I</text:p>
      <text:p text:style-name="P2">// Fall Semester 2012-2013</text:p>
      <text:p text:style-name="P2">// Laboratory #5</text:p>
      <text:p text:style-name="P2">//</text:p>
      <text:p text:style-name="P2">// Defines a Student class to represent an individual student</text:p>
      <text:p text:style-name="P2">// with a name, student id, major, two lab scores, and two test</text:p>
      <text:p text:style-name="P2">// scores.</text:p>
      <text:p text:style-name="P2">//*************************************************************</text:p>
      <text:p text:style-name="P2"/>
      <text:p text:style-name="P2">public class Student</text:p>
      <text:p text:style-name="P2">{</text:p>
      <text:p text:style-name="P2"><text:s text:c="4"/>// declare instance variables</text:p>
      <text:p text:style-name="P2"><text:s text:c="4"/>private String name; <text:s text:c="19"/>// the student's name</text:p>
      <text:p text:style-name="P2"><text:s text:c="4"/>private int studentID; <text:s text:c="17"/>// the student's ID number</text:p>
      <text:p text:style-name="P2"><text:s text:c="4"/>private String <text:s/>major; <text:s text:c="17"/>// the student's major</text:p>
      <text:p text:style-name="P2"><text:s text:c="4"/>private double lab1, lab2; <text:s text:c="13"/>// the student's two lab scores</text:p>
      <text:p text:style-name="P2"><text:s text:c="4"/>private double exam1, exam2; <text:s text:c="11"/>// the student's two exam scores</text:p>
      <text:p text:style-name="P2"/>
      <text:p text:style-name="P2"><text:s text:c="4"/>//------------------------------</text:p>
      <text:p text:style-name="P2"><text:s text:c="4"/>// constructor</text:p>
      <text:p text:style-name="P2"><text:s text:c="4"/>//------------------------------</text:p>
      <text:p text:style-name="P2"><text:s text:c="4"/>public Student (String name, int studentID, String major)</text:p>
      <text:p text:style-name="P2"><text:s text:c="4"/>{</text:p>
      <text:p text:style-name="P2"><text:tab/>this.name = name;</text:p>
      <text:p text:style-name="P2"><text:tab/>this.studentID = studentID;</text:p>
      <text:p text:style-name="P2"><text:tab/>this.major = major;</text:p>
      <text:p text:style-name="P2"><text:s text:c="4"/>}</text:p>
      <text:p text:style-name="P2"/>
      <text:p text:style-name="P2"><text:s text:c="4"/>//--------------------------------------------------</text:p>
      <text:p text:style-name="P2"><text:s text:c="4"/>// getName: accessor for the name instance variable</text:p>
      <text:p text:style-name="P2"><text:s text:c="4"/>//--------------------------------------------------</text:p>
      <text:p text:style-name="P2"><text:s text:c="4"/>public String getName()</text:p>
      <text:p text:style-name="P2"><text:s text:c="4"/>{</text:p>
      <text:p text:style-name="P2"><text:tab/>return name;</text:p>
      <text:p text:style-name="P2"><text:s text:c="4"/>}</text:p>
      <text:p text:style-name="P2"><text:s/></text:p>
      <text:p text:style-name="P2"><text:s text:c="4"/>//--------------------------------------------------</text:p>
      <text:p text:style-name="P2"><text:s text:c="4"/>// getMajor: accesor for the major instance variable</text:p>
      <text:p text:style-name="P2"><text:s text:c="4"/>//--------------------------------------------------</text:p>
      <text:p text:style-name="P2"><text:s text:c="4"/>public String getMajor()</text:p>
      <text:p text:style-name="P2"><text:s text:c="4"/>{</text:p>
      <text:p text:style-name="P2"><text:tab/>return major;</text:p>
      <text:p text:style-name="P2"><text:s text:c="4"/>}</text:p>
      <text:p text:style-name="P2"/>
      <text:p text:style-name="P2"><text:s text:c="4"/>//--------------------------------------------------</text:p>
      <text:p text:style-name="P2"><text:s text:c="4"/>// getStudentID: accessor for the studentID instance</text:p>
      <text:p text:style-name="P2"><text:s text:c="4"/>// variable</text:p>
      <text:p text:style-name="P2"><text:soft-page-break/><text:s text:c="4"/>//--------------------------------------------------</text:p>
      <text:p text:style-name="P2"><text:s text:c="4"/>public int getStudentID()</text:p>
      <text:p text:style-name="P2"><text:s text:c="4"/>{</text:p>
      <text:p text:style-name="P2"><text:tab/>return studentID;</text:p>
      <text:p text:style-name="P2"><text:s text:c="4"/>}</text:p>
      <text:p text:style-name="P2"/>
      <text:p text:style-name="P2"><text:s text:c="4"/>//-------------------------------------------------</text:p>
      <text:p text:style-name="P2"><text:s text:c="4"/>// getLab1: accessor for the lab1 instance variable</text:p>
      <text:p text:style-name="P2"><text:s text:c="4"/>//-------------------------------------------------</text:p>
      <text:p text:style-name="P2"><text:s text:c="4"/>public double getLab1()</text:p>
      <text:p text:style-name="P2"><text:s text:c="4"/>{</text:p>
      <text:p text:style-name="P2"><text:tab/>return lab1;</text:p>
      <text:p text:style-name="P2"><text:s text:c="4"/>}</text:p>
      <text:p text:style-name="P2"/>
      <text:p text:style-name="P2"><text:s text:c="4"/>//-------------------------------------------------</text:p>
      <text:p text:style-name="P2"><text:s text:c="4"/>// getLab2: accessor for the lab2 instance variable</text:p>
      <text:p text:style-name="P2"><text:s text:c="4"/>//-------------------------------------------------</text:p>
      <text:p text:style-name="P2"><text:s text:c="4"/>public double getLab2()</text:p>
      <text:p text:style-name="P2"><text:s text:c="4"/>{</text:p>
      <text:p text:style-name="P2"><text:tab/>return lab2;</text:p>
      <text:p text:style-name="P2"><text:s text:c="4"/>}</text:p>
      <text:p text:style-name="P2"/>
      <text:p text:style-name="P2"><text:s text:c="4"/>//-------------------------------------------------</text:p>
      <text:p text:style-name="P2"><text:s text:c="4"/>// getExam1: accessor for the <text:s/>exam1 instance variable</text:p>
      <text:p text:style-name="P2"><text:s text:c="4"/>//-------------------------------------------------</text:p>
      <text:p text:style-name="P2"><text:s text:c="4"/>public double getExam1()</text:p>
      <text:p text:style-name="P2"><text:s text:c="4"/>{</text:p>
      <text:p text:style-name="P2"><text:tab/>return exam1;</text:p>
      <text:p text:style-name="P2"><text:s text:c="4"/>}</text:p>
      <text:p text:style-name="P2"/>
      <text:p text:style-name="P2"><text:s text:c="4"/>//-------------------------------------------------</text:p>
      <text:p text:style-name="P2"><text:s text:c="4"/>// getExam2: accessor for the <text:s/>exam1 instance variable</text:p>
      <text:p text:style-name="P2"><text:s text:c="4"/>//-------------------------------------------------</text:p>
      <text:p text:style-name="P2"><text:s text:c="4"/>public double getExam2()</text:p>
      <text:p text:style-name="P2"><text:s text:c="4"/>{</text:p>
      <text:p text:style-name="P2"><text:tab/>return exam2;</text:p>
      <text:p text:style-name="P2"><text:s text:c="4"/>}</text:p>
      <text:p text:style-name="P2"/>
      <text:p text:style-name="P2"><text:s text:c="4"/>//-------------------------------------------------</text:p>
      <text:p text:style-name="P2"><text:s text:c="4"/>// setName: mutator for the name instance variable</text:p>
      <text:p text:style-name="P2"><text:s text:c="4"/>//-------------------------------------------------</text:p>
      <text:p text:style-name="P2"><text:s text:c="4"/>public void setName(String name)</text:p>
      <text:p text:style-name="P2"><text:s text:c="4"/>{</text:p>
      <text:p text:style-name="P2"><text:tab/>this.name = name;</text:p>
      <text:p text:style-name="P2"><text:s text:c="4"/>}</text:p>
      <text:p text:style-name="P2"/>
      <text:p text:style-name="P2"><text:s text:c="4"/>//-------------------------------------------------</text:p>
      <text:p text:style-name="P2"><text:s text:c="4"/>// setMajor: mutator for the major instance variable</text:p>
      <text:p text:style-name="P2"><text:s text:c="4"/>//-------------------------------------------------</text:p>
      <text:p text:style-name="P2"><text:s text:c="4"/>public void setMajor(String major)</text:p>
      <text:p text:style-name="P2"><text:s text:c="4"/>{</text:p>
      <text:p text:style-name="P2"><text:tab/>this.major = <text:s/>major;</text:p>
      <text:p text:style-name="P2"><text:s text:c="4"/>}</text:p>
      <text:p text:style-name="P2"/>
      <text:p text:style-name="P2"><text:s text:c="4"/>//-------------------------------------------------</text:p>
      <text:p text:style-name="P2"><text:s text:c="4"/>// setName: mutator for the studentID instance variable</text:p>
      <text:p text:style-name="P2"><text:s text:c="4"/>//-------------------------------------------------</text:p>
      <text:p text:style-name="P2"><text:s text:c="4"/>public void setStudentID(int studentID)</text:p>
      <text:p text:style-name="P2"><text:soft-page-break/><text:s text:c="4"/>{</text:p>
      <text:p text:style-name="P2"><text:tab/>this.studentID = studentID;</text:p>
      <text:p text:style-name="P2"><text:s text:c="4"/>}</text:p>
      <text:p text:style-name="P2"/>
      <text:p text:style-name="P2"><text:s text:c="4"/>//-------------------------------------------------</text:p>
      <text:p text:style-name="P2"><text:s text:c="4"/>// setLab1: mutator for the lab1 instance variable</text:p>
      <text:p text:style-name="P2"><text:s text:c="4"/>//-------------------------------------------------</text:p>
      <text:p text:style-name="P2"><text:s text:c="4"/>public void setLab1(double lab1)</text:p>
      <text:p text:style-name="P2"><text:s text:c="4"/>{</text:p>
      <text:p text:style-name="P2"><text:tab/>this.lab1 = lab1;</text:p>
      <text:p text:style-name="P2"><text:s text:c="4"/>}</text:p>
      <text:p text:style-name="P2"/>
      <text:p text:style-name="P2"><text:s text:c="4"/>//-------------------------------------------------</text:p>
      <text:p text:style-name="P2"><text:s text:c="4"/>// setLab2: mutator for the lab2 instance variable</text:p>
      <text:p text:style-name="P2"><text:s text:c="4"/>//-------------------------------------------------</text:p>
      <text:p text:style-name="P2"><text:s text:c="4"/>public void setLab2(double lab2)</text:p>
      <text:p text:style-name="P2"><text:s text:c="4"/>{</text:p>
      <text:p text:style-name="P2"><text:tab/>this.lab2 = lab2;</text:p>
      <text:p text:style-name="P2"><text:s text:c="4"/>}</text:p>
      <text:p text:style-name="P2"/>
      <text:p text:style-name="P2"><text:s text:c="4"/>//-------------------------------------------------</text:p>
      <text:p text:style-name="P2"><text:s text:c="4"/>// setExam1: mutator for the exam1 instance variable</text:p>
      <text:p text:style-name="P2"><text:s text:c="4"/>//-------------------------------------------------</text:p>
      <text:p text:style-name="P2"><text:s text:c="4"/>public void setExam1(double exam1)</text:p>
      <text:p text:style-name="P2"><text:s text:c="4"/>{</text:p>
      <text:p text:style-name="P2"><text:tab/>this.exam1 = exam1;</text:p>
      <text:p text:style-name="P2"><text:s text:c="4"/>}</text:p>
      <text:p text:style-name="P2"/>
      <text:p text:style-name="P2"><text:s text:c="4"/>//-------------------------------------------------</text:p>
      <text:p text:style-name="P2"><text:s text:c="4"/>// setExam2: mutator for the exam2 instance variable</text:p>
      <text:p text:style-name="P2"><text:s text:c="4"/>//-------------------------------------------------</text:p>
      <text:p text:style-name="P2"><text:s text:c="4"/>public void setExam2(double exam2)</text:p>
      <text:p text:style-name="P2"><text:s text:c="4"/>{</text:p>
      <text:p text:style-name="P2"><text:tab/>this.exam2 = exam2;</text:p>
      <text:p text:style-name="P2"><text:s text:c="4"/>}</text:p>
      <text:p text:style-name="P2"/>
      <text:p text:style-name="P2"/>
      <text:p text:style-name="P2"/>
      <text:p text:style-name="P2"><text:s text:c="4"/>// action methods</text:p>
      <text:p text:style-name="P2"><text:s text:c="4"/>//-------------------------------------------------</text:p>
      <text:p text:style-name="P2"><text:s text:c="4"/>// labAverage: calculates average of lab scores</text:p>
      <text:p text:style-name="P2"><text:s text:c="4"/>// labs 30 points each - averages to a per cent</text:p>
      <text:p text:style-name="P2"><text:s text:c="4"/>//-------------------------------------------------</text:p>
      <text:p text:style-name="P2"/>
      <text:p text:style-name="P2"><text:s text:c="4"/>public double labAverage()</text:p>
      <text:p text:style-name="P2"><text:s text:c="4"/>{</text:p>
      <text:p text:style-name="P2"><text:tab/>return (lab1 + lab2) / 2;</text:p>
      <text:p text:style-name="P2"><text:s text:c="4"/>}</text:p>
      <text:p text:style-name="P2"/>
      <text:p text:style-name="P2"><text:s text:c="4"/>//-------------------------------------------------</text:p>
      <text:p text:style-name="P2"><text:s text:c="4"/>// examAverage: calculates average of lab scores</text:p>
      <text:p text:style-name="P2"><text:s text:c="4"/>// exams 100 points each - averages to a per cent</text:p>
      <text:p text:style-name="P2"><text:s text:c="4"/>//-------------------------------------------------</text:p>
      <text:p text:style-name="P2"><text:s text:c="4"/></text:p>
      <text:p text:style-name="P2"><text:s text:c="4"/>public double examAverage()</text:p>
      <text:p text:style-name="P2"><text:s text:c="4"/>{</text:p>
      <text:p text:style-name="P2"><text:tab/>return (exam1 + exam2) / 2;</text:p>
      <text:p text:style-name="P2"><text:s text:c="4"/>}</text:p>
      <text:p text:style-name="P2"><text:soft-page-break/></text:p>
      <text:p text:style-name="P2"><text:s text:c="4"/>//--------------------------------------------------</text:p>
      <text:p text:style-name="P2"><text:s text:c="4"/>// average: computes the average grade for</text:p>
      <text:p text:style-name="P2"><text:s text:c="4"/>// the student</text:p>
      <text:p text:style-name="P2"><text:s text:c="4"/>//--------------------------------------------------</text:p>
      <text:p text:style-name="P2"/>
      <text:p text:style-name="P2"><text:s text:c="4"/>public double average()</text:p>
      <text:p text:style-name="P2"><text:s text:c="4"/>{</text:p>
      <text:p text:style-name="P2"><text:tab/>return examAverage()*0.4+labAverage()*0.6;</text:p>
      <text:p text:style-name="P2"><text:s text:c="4"/>}</text:p>
      <text:p text:style-name="P2"/>
      <text:p text:style-name="P2"><text:s text:c="4"/>//---------------------------------------------------</text:p>
      <text:p text:style-name="P2"><text:s text:c="4"/>// toString: returns the status of the object as a </text:p>
      <text:p text:style-name="P2"><text:s text:c="4"/>// String</text:p>
      <text:p text:style-name="P2"><text:s text:c="4"/>//---------------------------------------------------</text:p>
      <text:p text:style-name="P2"/>
      <text:p text:style-name="P2"><text:s text:c="4"/>public String toString()</text:p>
      <text:p text:style-name="P2"><text:s text:c="4"/>{</text:p>
      <text:p text:style-name="P2"><text:tab/>return <text:s/>name + "\t" + <text:s/>studentID + "\t" + major + "\t" + lab1 + "\t" + lab2 + "\t" + exam1 + "\t" + exam2;</text:p>
      <text:p text:style-name="P2"><text:s text:c="4"/>}</text:p>
      <text:p text:style-name="P2">}</text:p>
      <text:p text:style-name="P2"/>
      <text:p text:style-name="P4">Problem 1 Source Code (GradeBook.java):</text:p>
      <text:p text:style-name="P4"><text:span text:style-name="T1"/></text:p>
      <text:p text:style-name="P3"><text:span text:style-name="T1">//**************************************************************</text:span></text:p>
      <text:p text:style-name="P3"><text:span text:style-name="T1">// GradeBook.java</text:span></text:p>
      <text:p text:style-name="P3"><text:span text:style-name="T1">// Author: Hawk Weisman <text:s text:c="3"/>Based on: GradeBook.java by Dr. Cupper</text:span></text:p>
      <text:p text:style-name="P3"><text:span text:style-name="T1">// Course: CS111: Introduction to Computer Science I</text:span></text:p>
      <text:p text:style-name="P3"><text:span text:style-name="T1">// Fall Semester 2012-2013</text:span></text:p>
      <text:p text:style-name="P3"><text:span text:style-name="T1">// Laboratory #5</text:span></text:p>
      <text:p text:style-name="P3"><text:span text:style-name="T1">//</text:span></text:p>
      <text:p text:style-name="P3"><text:span text:style-name="T1">// Uses Student class to get lab and exam scores for two</text:span></text:p>
      <text:p text:style-name="P3"><text:span text:style-name="T1">// students and to compute and print out averages.</text:span></text:p>
      <text:p text:style-name="P3"><text:span text:style-name="T1">//*************************************************************</text:span></text:p>
      <text:p text:style-name="P3"><text:span text:style-name="T1"/></text:p>
      <text:p text:style-name="P3"><text:span text:style-name="T1">import java.util.Scanner;</text:span></text:p>
      <text:p text:style-name="P3"><text:span text:style-name="T1">import java.text.DecimalFormat;</text:span></text:p>
      <text:p text:style-name="P3"><text:span text:style-name="T1"/></text:p>
      <text:p text:style-name="P3"><text:span text:style-name="T1">public class GradeBook </text:span></text:p>
      <text:p text:style-name="P3"><text:span text:style-name="T1">{</text:span></text:p>
      <text:p text:style-name="P3"><text:span text:style-name="T1"><text:s text:c="4"/>public static void main (String[] args)</text:span></text:p>
      <text:p text:style-name="P3"><text:span text:style-name="T1"><text:s text:c="4"/>{</text:span></text:p>
      <text:p text:style-name="P3"><text:span text:style-name="T1"><text:tab/>Scanner scan = new Scanner (System.in);</text:span></text:p>
      <text:p text:style-name="P3"><text:span text:style-name="T1"><text:tab/>DecimalFormat outputFormat = new DecimalFormat ("0.#");</text:span></text:p>
      <text:p text:style-name="P3"><text:span text:style-name="T1"><text:tab/></text:span></text:p>
      <text:p text:style-name="P3"><text:span text:style-name="T1"><text:tab/>Student student1, student2;</text:span></text:p>
      <text:p text:style-name="P3"><text:span text:style-name="T1"/></text:p>
      <text:p text:style-name="P3"><text:span text:style-name="T1"><text:tab/>// print out the program header</text:span></text:p>
      <text:p text:style-name="P3"><text:span text:style-name="T1"/></text:p>
      <text:p text:style-name="P3"><text:span text:style-name="T1"><text:tab/>System.out.println ("GradeBook.java");</text:span></text:p>
      <text:p text:style-name="P3"><text:span text:style-name="T1"><text:tab/>System.out.println ("Author: Hawk Weisman\tBased on: GradeBook.java by Dr. Cupper.");</text:span></text:p>
      <text:p text:style-name="P3"><text:span text:style-name="T1"><text:tab/>System.out.println ("Course: CS111: Introduction to Computer Science I\nFall Semester 2012-2013");</text:span></text:p>
      <text:p text:style-name="P3"><text:span text:style-name="T1"><text:tab/>System.out.println ("Laboratory #5\n");</text:span></text:p>
      <text:p text:style-name="P3"><text:span text:style-name="T1"><text:tab/>System.out.println ("Uses Student class to get lab and exam scores\nfor two students and to compute and print out averages.\n");</text:span></text:p>
      <text:p text:style-name="P3"><text:soft-page-break/><text:span text:style-name="T1"/></text:p>
      <text:p text:style-name="P3"><text:span text:style-name="T1"><text:tab/>// Prompt for data for student 1</text:span></text:p>
      <text:p text:style-name="P3"><text:span text:style-name="T1"><text:tab/></text:span></text:p>
      <text:p text:style-name="P3"><text:span text:style-name="T1"><text:tab/>System.out.println ("Please input Student 1's name.");</text:span></text:p>
      <text:p text:style-name="P3"><text:span text:style-name="T1"><text:tab/>String name = scan.nextLine();</text:span></text:p>
      <text:p text:style-name="P3"><text:span text:style-name="T1"><text:tab/></text:span></text:p>
      <text:p text:style-name="P3"><text:span text:style-name="T1"><text:tab/>System.out.println ("Please input Student 1's major.");</text:span></text:p>
      <text:p text:style-name="P3"><text:span text:style-name="T1"><text:tab/>String major = scan.nextLine();</text:span></text:p>
      <text:p text:style-name="P3"><text:span text:style-name="T1"/></text:p>
      <text:p text:style-name="P3"><text:span text:style-name="T1"><text:tab/>System.out.println ("Please input Student 1's ID number.");</text:span></text:p>
      <text:p text:style-name="P3"><text:span text:style-name="T1"><text:tab/>int ID = scan.nextInt();</text:span></text:p>
      <text:p text:style-name="P3"><text:span text:style-name="T1"/></text:p>
      <text:p text:style-name="P3"><text:span text:style-name="T1"><text:tab/>System.out.println ("Please input Student 1's score on Lab 1.");</text:span></text:p>
      <text:p text:style-name="P3"><text:span text:style-name="T1"><text:tab/>double lab1 = scan.nextDouble();</text:span></text:p>
      <text:p text:style-name="P3"><text:span text:style-name="T1"/></text:p>
      <text:p text:style-name="P3"><text:span text:style-name="T1"><text:tab/>System.out.println ("Please input Student 1's score on Lab 2.");</text:span></text:p>
      <text:p text:style-name="P3"><text:span text:style-name="T1"><text:tab/>double lab2 = scan.nextDouble();</text:span></text:p>
      <text:p text:style-name="P3"><text:span text:style-name="T1"/></text:p>
      <text:p text:style-name="P3"><text:span text:style-name="T1"><text:tab/>System.out.println ("Please input Student 1's score on Exam 1.");</text:span></text:p>
      <text:p text:style-name="P3"><text:span text:style-name="T1"><text:tab/>double exam1 = scan.nextDouble();</text:span></text:p>
      <text:p text:style-name="P3"><text:span text:style-name="T1"/></text:p>
      <text:p text:style-name="P3"><text:span text:style-name="T1"><text:tab/>System.out.println ("Please input Student 1's score on Exam 2.");</text:span></text:p>
      <text:p text:style-name="P3"><text:span text:style-name="T1"><text:tab/>double exam2 = scan.nextDouble();</text:span></text:p>
      <text:p text:style-name="P3"><text:span text:style-name="T1"><text:tab/>scan.nextLine();</text:span></text:p>
      <text:p text:style-name="P3"><text:span text:style-name="T1"/></text:p>
      <text:p text:style-name="P3"><text:span text:style-name="T1"><text:tab/>// instantiate Student 1</text:span></text:p>
      <text:p text:style-name="P3"><text:span text:style-name="T1"/></text:p>
      <text:p text:style-name="P3"><text:span text:style-name="T1"><text:tab/>student1 = new Student (name, ID, major);</text:span></text:p>
      <text:p text:style-name="P3"><text:span text:style-name="T1"><text:tab/></text:span></text:p>
      <text:p text:style-name="P3"><text:span text:style-name="T1"><text:tab/>// fill in the rest of the data for Student 1</text:span></text:p>
      <text:p text:style-name="P3"><text:span text:style-name="T1"><text:tab/>student1.setLab1(lab1);</text:span></text:p>
      <text:p text:style-name="P3"><text:span text:style-name="T1"><text:tab/>student1.setLab2(lab2);</text:span></text:p>
      <text:p text:style-name="P3"><text:span text:style-name="T1"><text:tab/>student1.setExam1(exam1);</text:span></text:p>
      <text:p text:style-name="P3"><text:span text:style-name="T1"><text:tab/>student1.setExam2(exam2);</text:span></text:p>
      <text:p text:style-name="P3"><text:span text:style-name="T1"/></text:p>
      <text:p text:style-name="P3"><text:span text:style-name="T1"><text:tab/>// Prompt for data for student 2</text:span></text:p>
      <text:p text:style-name="P3"><text:span text:style-name="T1"><text:tab/></text:span></text:p>
      <text:p text:style-name="P3"><text:span text:style-name="T1"><text:tab/>System.out.println ("Please input Student 2's name.");</text:span></text:p>
      <text:p text:style-name="P3"><text:span text:style-name="T1"><text:tab/>name = scan.nextLine();</text:span></text:p>
      <text:p text:style-name="P3"><text:span text:style-name="T1"><text:tab/></text:span></text:p>
      <text:p text:style-name="P3"><text:span text:style-name="T1"><text:tab/>System.out.println ("Please input Student 2's major.");</text:span></text:p>
      <text:p text:style-name="P3"><text:span text:style-name="T1"><text:tab/>major = scan.nextLine();</text:span></text:p>
      <text:p text:style-name="P3"><text:span text:style-name="T1"/></text:p>
      <text:p text:style-name="P3"><text:span text:style-name="T1"><text:tab/>System.out.println ("Please input Student 2's ID number.");</text:span></text:p>
      <text:p text:style-name="P3"><text:span text:style-name="T1"><text:tab/>ID = scan.nextInt();</text:span></text:p>
      <text:p text:style-name="P3"><text:span text:style-name="T1"/></text:p>
      <text:p text:style-name="P3"><text:span text:style-name="T1"><text:tab/>System.out.println ("Please input Student 2's score on Lab 1.");</text:span></text:p>
      <text:p text:style-name="P3"><text:span text:style-name="T1"><text:tab/>lab1 = scan.nextDouble();</text:span></text:p>
      <text:p text:style-name="P3"><text:span text:style-name="T1"/></text:p>
      <text:p text:style-name="P3"><text:span text:style-name="T1"><text:tab/>System.out.println ("Please input Student 2's score on Lab 2.");</text:span></text:p>
      <text:p text:style-name="P3"><text:span text:style-name="T1"><text:tab/>lab2 = scan.nextDouble();</text:span></text:p>
      <text:p text:style-name="P3"><text:span text:style-name="T1"/></text:p>
      <text:p text:style-name="P3"><text:span text:style-name="T1"><text:tab/>System.out.println ("Please input Student 2's score on Exam 1.");</text:span></text:p>
      <text:p text:style-name="P3"><text:span text:style-name="T1"><text:tab/>exam1 = scan.nextDouble();</text:span></text:p>
      <text:p text:style-name="P3"><text:span text:style-name="T1"/></text:p>
      <text:p text:style-name="P3"><text:span text:style-name="T1"><text:tab/>System.out.println ("Please input Student 2's score on Exam 2.");</text:span></text:p>
      <text:p text:style-name="P3"><text:span text:style-name="T1"><text:tab/>exam2 = scan.nextDouble();</text:span></text:p>
      <text:p text:style-name="P3"><text:span text:style-name="T1"><text:tab/>scan.nextLine();</text:span></text:p>
      <text:p text:style-name="P3"><text:soft-page-break/><text:span text:style-name="T1"/></text:p>
      <text:p text:style-name="P3"><text:span text:style-name="T1"><text:tab/>// instantiate Student 2</text:span></text:p>
      <text:p text:style-name="P3"><text:span text:style-name="T1"/></text:p>
      <text:p text:style-name="P3"><text:span text:style-name="T1"><text:tab/>student2 = new Student (name, ID, major);</text:span></text:p>
      <text:p text:style-name="P3"><text:span text:style-name="T1"><text:tab/></text:span></text:p>
      <text:p text:style-name="P3"><text:span text:style-name="T1"><text:tab/>// fill in the rest of the data for Student 2</text:span></text:p>
      <text:p text:style-name="P3"><text:span text:style-name="T1"><text:tab/>student2.setLab1(lab1);</text:span></text:p>
      <text:p text:style-name="P3"><text:span text:style-name="T1"><text:tab/>student2.setLab2(lab2);</text:span></text:p>
      <text:p text:style-name="P3"><text:span text:style-name="T1"><text:tab/>student2.setExam1(exam1);</text:span></text:p>
      <text:p text:style-name="P3"><text:span text:style-name="T1"><text:tab/>student2.setExam2(exam2);</text:span></text:p>
      <text:p text:style-name="P3"><text:span text:style-name="T1"/></text:p>
      <text:p text:style-name="P3"><text:span text:style-name="T1"><text:tab/>// print out the status of the students</text:span></text:p>
      <text:p text:style-name="P3"><text:span text:style-name="T1"><text:tab/>System.out.println ("Student Name\tID Number\tMajor\t\tLab1\tLab2\tExam1\tExam2");</text:span></text:p>
      <text:p text:style-name="P3"><text:span text:style-name="T1"><text:tab/>System.out.println (student1.toString());</text:span></text:p>
      <text:p text:style-name="P3"><text:span text:style-name="T1"><text:tab/>System.out.println (student2.toString());</text:span></text:p>
      <text:p text:style-name="P3"><text:span text:style-name="T1"/></text:p>
      <text:p text:style-name="P3"><text:span text:style-name="T1"><text:tab/>// print the name, lab scores, and lab average for student1 and student2</text:span></text:p>
      <text:p text:style-name="P3"><text:span text:style-name="T1"><text:tab/>System.out.println ("Laboratory work:");</text:span></text:p>
      <text:p text:style-name="P3"><text:span text:style-name="T1"><text:tab/>System.out.println ("Student Name\tLab1\tLab2\tLab Average");</text:span></text:p>
      <text:p text:style-name="P3"><text:span text:style-name="T1"><text:tab/>System.out.println (student1.getName() + "\t" + outputFormat.format(student1.getLab1()) + "\t" +</text:span></text:p>
      <text:p text:style-name="P3"><text:span text:style-name="T1"><text:tab/><text:tab/><text:tab/> <text:s text:c="3"/>outputFormat.format(student1.getLab2()) + "\t" + outputFormat.format(student1.labAverage()));</text:span></text:p>
      <text:p text:style-name="P3"><text:span text:style-name="T1"><text:s text:c="7"/><text:tab/>System.out.println (student2.getName() + "\t" + outputFormat.format(student2.getLab1()) + "\t" +</text:span></text:p>
      <text:p text:style-name="P3"><text:span text:style-name="T1"><text:tab/><text:tab/><text:tab/> <text:s text:c="3"/>outputFormat.format(student2.getLab2()) + "\t" + outputFormat.format(student2.labAverage()));</text:span></text:p>
      <text:p text:style-name="P3"><text:span text:style-name="T1"/></text:p>
      <text:p text:style-name="P3"><text:span text:style-name="T1"><text:tab/>// print the name, exam scores, and exam average for student1 and student2</text:span></text:p>
      <text:p text:style-name="P3"><text:span text:style-name="T1"><text:tab/>System.out.println ("Exam work:");</text:span></text:p>
      <text:p text:style-name="P3"><text:span text:style-name="T1"><text:tab/>System.out.println ("Student Name\tExam1\tExam1\tExam Average");</text:span></text:p>
      <text:p text:style-name="P3"><text:span text:style-name="T1"><text:tab/>System.out.println (student1.getName() + "\t" + outputFormat.format(student1.getExam1()) + "\t" +</text:span></text:p>
      <text:p text:style-name="P3"><text:span text:style-name="T1"><text:tab/><text:tab/><text:tab/> <text:s text:c="3"/>outputFormat.format(student1.getExam2()) + "\t" + outputFormat.format(student1.examAverage()));</text:span></text:p>
      <text:p text:style-name="P3"><text:span text:style-name="T1"><text:s text:c="7"/><text:tab/>System.out.println (student2.getName() + "\t" + outputFormat.format(student2.getExam1()) + "\t" +</text:span></text:p>
      <text:p text:style-name="P3"><text:span text:style-name="T1"><text:tab/><text:tab/><text:tab/> <text:s text:c="3"/>outputFormat.format(student2.getExam2()) + "\t" + outputFormat.format(student2.examAverage()));</text:span></text:p>
      <text:p text:style-name="P3"><text:span text:style-name="T1"><text:s text:c="4"/>}</text:span></text:p>
      <text:p text:style-name="P3"><text:span text:style-name="T1">}</text:span></text:p>
      <text:p text:style-name="P3"><text:span text:style-name="T1"/></text:p>
      <text:p text:style-name="P3"><text:span text:style-name="T1"/></text:p>
      <text:p text:style-name="P3"><text:span text:style-name="T1"><text:tab/></text:span></text:p>
      <text:p text:style-name="P3"><text:span text:style-name="T4">Problem 1 Script output:</text:span></text:p>
      <text:p text:style-name="P3"><text:span text:style-name="T1">Script started on Wed 10 Oct 2012 03:57:38 PM EDT<text:line-break/>#]0;weismanm@aldenv187: ~/Documents/cs111/lab5#weismanm@aldenv187:~/Documents/cs111/lab5$ exit####java GradeBook</text:span></text:p>
      <text:p text:style-name="P3"><text:span text:style-name="T1">GradeBook.java</text:span></text:p>
      <text:p text:style-name="P3"><text:span text:style-name="T1">Author: Hawk Weisman<text:tab/>Based on: GradeBook.java by Dr. Cupper.</text:span></text:p>
      <text:p text:style-name="P3"><text:span text:style-name="T1">Course: CS111: Introduction to Computer Science I</text:span></text:p>
      <text:p text:style-name="P3"><text:span text:style-name="T1">Fall Semester 2012-2013</text:span></text:p>
      <text:p text:style-name="P3"><text:span text:style-name="T1">Laboratory #5</text:span></text:p>
      <text:p text:style-name="P3"><text:span text:style-name="T1"/></text:p>
      <text:p text:style-name="P3"><text:span text:style-name="T1">Uses Student class to get lab and exam scores</text:span></text:p>
      <text:p text:style-name="P3"><text:span text:style-name="T1">for two students and to compute and print out averages.</text:span></text:p>
      <text:p text:style-name="P3"><text:soft-page-break/><text:span text:style-name="T1"/></text:p>
      <text:p text:style-name="P3"><text:span text:style-name="T1">Please input Student 1's name.</text:span></text:p>
      <text:p text:style-name="P3"><text:span text:style-name="T1">Jennifer Smith</text:span></text:p>
      <text:p text:style-name="P3"><text:span text:style-name="T1">Please input Student 1's major.</text:span></text:p>
      <text:p text:style-name="P3"><text:span text:style-name="T1">Computer Science</text:span></text:p>
      <text:p text:style-name="P3"><text:span text:style-name="T1">Please input Student 1's ID number.</text:span></text:p>
      <text:p text:style-name="P3"><text:span text:style-name="T1">10001</text:span></text:p>
      <text:p text:style-name="P3"><text:span text:style-name="T1">Please input Student 1's score on Lab 1.</text:span></text:p>
      <text:p text:style-name="P3"><text:span text:style-name="T1">26.5</text:span></text:p>
      <text:p text:style-name="P3"><text:span text:style-name="T1">Please input Student 1's score on Lab 2.</text:span></text:p>
      <text:p text:style-name="P3"><text:span text:style-name="T1">28</text:span></text:p>
      <text:p text:style-name="P3"><text:span text:style-name="T1">Please input Student 1's score on Exam 1.</text:span></text:p>
      <text:p text:style-name="P3"><text:span text:style-name="T1">87.5</text:span></text:p>
      <text:p text:style-name="P3"><text:span text:style-name="T1">Please input Student 1's score on Exam 2.</text:span></text:p>
      <text:p text:style-name="P3"><text:span text:style-name="T1">96</text:span></text:p>
      <text:p text:style-name="P3"><text:span text:style-name="T1">Please input Student 2's name.</text:span></text:p>
      <text:p text:style-name="P3"><text:span text:style-name="T1">Travis Jones</text:span></text:p>
      <text:p text:style-name="P3"><text:span text:style-name="T1">Please input Student 2's major.</text:span></text:p>
      <text:p text:style-name="P3"><text:span text:style-name="T1">Communication Arts</text:span></text:p>
      <text:p text:style-name="P3"><text:span text:style-name="T1">Please input Student 2's ID number.</text:span></text:p>
      <text:p text:style-name="P3"><text:span text:style-name="T1">10002</text:span></text:p>
      <text:p text:style-name="P3"><text:span text:style-name="T1">Please input Student 2's score on Lab 1.</text:span></text:p>
      <text:p text:style-name="P3"><text:span text:style-name="T1">24</text:span></text:p>
      <text:p text:style-name="P3"><text:span text:style-name="T1">Please input Student 2's score on Lab 2.</text:span></text:p>
      <text:p text:style-name="P3"><text:span text:style-name="T1">28.5</text:span></text:p>
      <text:p text:style-name="P3"><text:span text:style-name="T1">Please input Student 2's score on Exam 1.</text:span></text:p>
      <text:p text:style-name="P3"><text:span text:style-name="T1">84</text:span></text:p>
      <text:p text:style-name="P3"><text:span text:style-name="T1">Please input Student 2's score on Exam 2.</text:span></text:p>
      <text:p text:style-name="P3"><text:span text:style-name="T1">90.5</text:span></text:p>
      <text:p text:style-name="P3"><text:span text:style-name="T1">Student Name<text:tab/>ID Number<text:tab/>Major<text:tab/><text:tab/>Lab1<text:tab/>Lab2<text:tab/>Exam1<text:tab/>Exam2</text:span></text:p>
      <text:p text:style-name="P3"><text:span text:style-name="T1">Jennifer Smith<text:tab/>10001<text:tab/>Computer Science<text:tab/>26.5<text:tab/>28.0<text:tab/>87.5<text:tab/>96.0</text:span></text:p>
      <text:p text:style-name="P3"><text:span text:style-name="T1">Travis Jones<text:tab/>10002<text:tab/>Communication Arts<text:tab/>24.0<text:tab/>28.5<text:tab/>84.0<text:tab/>90.5</text:span></text:p>
      <text:p text:style-name="P3"><text:span text:style-name="T1">Laboratory work:</text:span></text:p>
      <text:p text:style-name="P3"><text:span text:style-name="T1">Student Name<text:tab/>Lab1<text:tab/>Lab2<text:tab/>Lab Average</text:span></text:p>
      <text:p text:style-name="P3"><text:span text:style-name="T1">Jennifer Smith<text:tab/>26.5<text:tab/>28<text:tab/>27.2</text:span></text:p>
      <text:p text:style-name="P3"><text:span text:style-name="T1">Travis Jones<text:tab/>24<text:tab/>28.5<text:tab/>26.2</text:span></text:p>
      <text:p text:style-name="P3"><text:span text:style-name="T1">Exam work:</text:span></text:p>
      <text:p text:style-name="P3"><text:span text:style-name="T1">Student Name<text:tab/>Exam1<text:tab/>Exam1<text:tab/>Exam Average</text:span></text:p>
      <text:p text:style-name="P3"><text:span text:style-name="T1">Jennifer Smith<text:tab/>87.5<text:tab/>96<text:tab/>91.8</text:span></text:p>
      <text:p text:style-name="P3"><text:span text:style-name="T1">Travis Jones<text:tab/>84<text:tab/>90.5<text:tab/>87.2</text:span></text:p>
      <text:p text:style-name="P3"><text:span text:style-name="T1">#]0;weismanm@aldenv187: ~/Documents/cs111/lab5#weismanm@aldenv187:~/Documents/cs111/lab5$ exit</text:span></text:p>
      <text:p text:style-name="P3"><text:span text:style-name="T1">exit</text:span></text:p>
      <text:p text:style-name="P3"><text:span text:style-name="T1"><text:line-break/>Script done on Wed 10 Oct 2012 03:58:48 PM EDT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Weisman</meta:initial-creator>
    <meta:creation-date>2012-10-10T16:48:44</meta:creation-date>
    <dc:date>2012-10-10T16:51:36</dc:date>
    <dc:creator>Michael Weisman</dc:creator>
    <meta:editing-duration>P0D</meta:editing-duration>
    <meta:editing-cycles>1</meta:editing-cycles>
    <meta:document-statistic meta:table-count="0" meta:image-count="0" meta:object-count="0" meta:page-count="7" meta:paragraph-count="319" meta:word-count="1255" meta:character-count="11407" meta:non-whitespace-character-count="9705"/>
    <meta:generator>LibreOffice/3.5$Linux_X86_64 LibreOffice_project/350m1$Build-2</meta:generator>
  </office:meta>
</office:document-meta>
</file>